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2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uice" table:style-name="ta1">
        <table:shapes>
          <draw:frame draw:z-index="0" draw:style-name="gr1" draw:text-style-name="P1" svg:width="775.53pt" svg:height="474.43pt" svg:x="267.93pt" svg:y="78.83pt">
            <loext:p draw:notify-on-update-of-ranges="height_juice.B1:height_juice.B1 height_juice.B2:height_juice.B107 height_juice.C1:height_juice.C1 height_juice.C2:height_juice.C107 height_juice.D1:height_juice.D1 height_juice.D2:height_juice.D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3"/>
        </table:table-row>
        <table:table-row table:style-name="ro2">
          <table:table-cell/>
          <table:table-cell office:value-type="float" office:value="0.125542" calcext:value-type="float">
            <text:p>0.125542</text:p>
          </table:table-cell>
          <table:table-cell office:value-type="float" office:value="0.130224" calcext:value-type="float">
            <text:p>0.130224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revio</text:p>
          </table:table-cell>
        </table:table-row>
        <table:table-row table:style-name="ro2">
          <table:table-cell/>
          <table:table-cell office:value-type="float" office:value="0.123439" calcext:value-type="float">
            <text:p>0.123439</text:p>
          </table:table-cell>
          <table:table-cell office:value-type="float" office:value="0.130221" calcext:value-type="float">
            <text:p>0.130221</text:p>
          </table:table-cell>
          <table:table-cell table:formula="of:=[.D2]" office:value-type="float" office:value="0.15" calcext:value-type="float">
            <text:p>0.15</text:p>
          </table:table-cell>
          <table:table-cell/>
          <table:table-cell table:style-name="ce3" table:formula="of:=[.B109]" office:value-type="float" office:value="0.1259885" calcext:value-type="float">
            <text:p>0.1259885</text:p>
          </table:table-cell>
          <table:table-cell table:style-name="ce3" table:formula="of:=[.C109]" office:value-type="float" office:value="0.130205" calcext:value-type="float">
            <text:p>0.130205</text:p>
          </table:table-cell>
        </table:table-row>
        <table:table-row table:style-name="ro3">
          <table:table-cell/>
          <table:table-cell office:value-type="float" office:value="0.124984" calcext:value-type="float">
            <text:p>0.124984</text:p>
          </table:table-cell>
          <table:table-cell office:value-type="float" office:value="0.130208" calcext:value-type="float">
            <text:p>0.130208</text:p>
          </table:table-cell>
          <table:table-cell table:formula="of:=[.D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5" calcext:value-type="float">
            <text:p>0.130205</text:p>
          </table:table-cell>
          <table:table-cell table:formula="of:=[.D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57" calcext:value-type="float">
            <text:p>0.127957</text:p>
          </table:table-cell>
          <table:table-cell office:value-type="float" office:value="0.128739" calcext:value-type="float">
            <text:p>0.128739</text:p>
          </table:table-cell>
          <table:table-cell table:formula="of:=[.D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23" calcext:value-type="float">
            <text:p>0.124923</text:p>
          </table:table-cell>
          <table:table-cell office:value-type="float" office:value="0.12798" calcext:value-type="float">
            <text:p>0.12798</text:p>
          </table:table-cell>
          <table:table-cell table:formula="of:=[.D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884" calcext:value-type="float">
            <text:p>0.124884</text:p>
          </table:table-cell>
          <table:table-cell office:value-type="float" office:value="0.130207" calcext:value-type="float">
            <text:p>0.130207</text:p>
          </table:table-cell>
          <table:table-cell table:formula="of:=[.D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7" calcext:value-type="float">
            <text:p>0.130207</text:p>
          </table:table-cell>
          <table:table-cell table:formula="of:=[.D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539" calcext:value-type="float">
            <text:p>0.125539</text:p>
          </table:table-cell>
          <table:table-cell office:value-type="float" office:value="0.12798" calcext:value-type="float">
            <text:p>0.12798</text:p>
          </table:table-cell>
          <table:table-cell table:formula="of:=[.D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002" calcext:value-type="float">
            <text:p>0.124002</text:p>
          </table:table-cell>
          <table:table-cell office:value-type="float" office:value="0.130213" calcext:value-type="float">
            <text:p>0.130213</text:p>
          </table:table-cell>
          <table:table-cell table:formula="of:=[.D1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28" calcext:value-type="float">
            <text:p>0.127028</text:p>
          </table:table-cell>
          <table:table-cell office:value-type="float" office:value="0.130229" calcext:value-type="float">
            <text:p>0.130229</text:p>
          </table:table-cell>
          <table:table-cell table:formula="of:=[.D1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671" calcext:value-type="float">
            <text:p>0.126671</text:p>
          </table:table-cell>
          <table:table-cell office:value-type="float" office:value="0.129447" calcext:value-type="float">
            <text:p>0.129447</text:p>
          </table:table-cell>
          <table:table-cell table:formula="of:=[.D1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368" calcext:value-type="float">
            <text:p>0.126368</text:p>
          </table:table-cell>
          <table:table-cell office:value-type="float" office:value="0.130911" calcext:value-type="float">
            <text:p>0.130911</text:p>
          </table:table-cell>
          <table:table-cell table:formula="of:=[.D1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55" calcext:value-type="float">
            <text:p>0.12655</text:p>
          </table:table-cell>
          <table:table-cell office:value-type="float" office:value="0.128759" calcext:value-type="float">
            <text:p>0.128759</text:p>
          </table:table-cell>
          <table:table-cell table:formula="of:=[.D1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185" calcext:value-type="float">
            <text:p>0.125185</text:p>
          </table:table-cell>
          <table:table-cell office:value-type="float" office:value="0.130207" calcext:value-type="float">
            <text:p>0.130207</text:p>
          </table:table-cell>
          <table:table-cell table:formula="of:=[.D1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54" calcext:value-type="float">
            <text:p>0.12554</text:p>
          </table:table-cell>
          <table:table-cell office:value-type="float" office:value="0.130204" calcext:value-type="float">
            <text:p>0.130204</text:p>
          </table:table-cell>
          <table:table-cell table:formula="of:=[.D1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37" calcext:value-type="float">
            <text:p>0.127037</text:p>
          </table:table-cell>
          <table:table-cell office:value-type="float" office:value="0.130224" calcext:value-type="float">
            <text:p>0.130224</text:p>
          </table:table-cell>
          <table:table-cell table:formula="of:=[.D1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66" calcext:value-type="float">
            <text:p>0.128766</text:p>
          </table:table-cell>
          <table:table-cell table:formula="of:=[.D1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676" calcext:value-type="float">
            <text:p>0.125676</text:p>
          </table:table-cell>
          <table:table-cell office:value-type="float" office:value="0.129448" calcext:value-type="float">
            <text:p>0.129448</text:p>
          </table:table-cell>
          <table:table-cell table:formula="of:=[.D1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88" calcext:value-type="float">
            <text:p>0.1288</text:p>
          </table:table-cell>
          <table:table-cell office:value-type="float" office:value="0.130223" calcext:value-type="float">
            <text:p>0.130223</text:p>
          </table:table-cell>
          <table:table-cell table:formula="of:=[.D2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7" calcext:value-type="float">
            <text:p>0.124977</text:p>
          </table:table-cell>
          <table:table-cell office:value-type="float" office:value="0.128646" calcext:value-type="float">
            <text:p>0.128646</text:p>
          </table:table-cell>
          <table:table-cell table:formula="of:=[.D2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8747" calcext:value-type="float">
            <text:p>0.128747</text:p>
          </table:table-cell>
          <table:table-cell office:value-type="float" office:value="0.130207" calcext:value-type="float">
            <text:p>0.130207</text:p>
          </table:table-cell>
          <table:table-cell table:formula="of:=[.D2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2" calcext:value-type="float">
            <text:p>0.127262</text:p>
          </table:table-cell>
          <table:table-cell office:value-type="float" office:value="0.130207" calcext:value-type="float">
            <text:p>0.130207</text:p>
          </table:table-cell>
          <table:table-cell table:formula="of:=[.D2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884" calcext:value-type="float">
            <text:p>0.124884</text:p>
          </table:table-cell>
          <table:table-cell office:value-type="float" office:value="0.129448" calcext:value-type="float">
            <text:p>0.129448</text:p>
          </table:table-cell>
          <table:table-cell table:formula="of:=[.D2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3" calcext:value-type="float">
            <text:p>0.127263</text:p>
          </table:table-cell>
          <table:table-cell office:value-type="float" office:value="0.130208" calcext:value-type="float">
            <text:p>0.130208</text:p>
          </table:table-cell>
          <table:table-cell table:formula="of:=[.D2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723" calcext:value-type="float">
            <text:p>0.126723</text:p>
          </table:table-cell>
          <table:table-cell office:value-type="float" office:value="0.130223" calcext:value-type="float">
            <text:p>0.130223</text:p>
          </table:table-cell>
          <table:table-cell table:formula="of:=[.D2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016" calcext:value-type="float">
            <text:p>0.126016</text:p>
          </table:table-cell>
          <table:table-cell office:value-type="float" office:value="0.129447" calcext:value-type="float">
            <text:p>0.129447</text:p>
          </table:table-cell>
          <table:table-cell table:formula="of:=[.D2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84" calcext:value-type="float">
            <text:p>0.124984</text:p>
          </table:table-cell>
          <table:table-cell office:value-type="float" office:value="0.130208" calcext:value-type="float">
            <text:p>0.130208</text:p>
          </table:table-cell>
          <table:table-cell table:formula="of:=[.D2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3649" calcext:value-type="float">
            <text:p>0.123649</text:p>
          </table:table-cell>
          <table:table-cell office:value-type="float" office:value="0.130207" calcext:value-type="float">
            <text:p>0.130207</text:p>
          </table:table-cell>
          <table:table-cell table:formula="of:=[.D2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639" calcext:value-type="float">
            <text:p>0.125639</text:p>
          </table:table-cell>
          <table:table-cell office:value-type="float" office:value="0.130221" calcext:value-type="float">
            <text:p>0.130221</text:p>
          </table:table-cell>
          <table:table-cell table:formula="of:=[.D3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3" calcext:value-type="float">
            <text:p>0.127263</text:p>
          </table:table-cell>
          <table:table-cell office:value-type="float" office:value="0.130208" calcext:value-type="float">
            <text:p>0.130208</text:p>
          </table:table-cell>
          <table:table-cell table:formula="of:=[.D3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88" calcext:value-type="float">
            <text:p>0.1288</text:p>
          </table:table-cell>
          <table:table-cell office:value-type="float" office:value="0.130205" calcext:value-type="float">
            <text:p>0.130205</text:p>
          </table:table-cell>
          <table:table-cell table:formula="of:=[.D3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79" calcext:value-type="float">
            <text:p>0.127079</text:p>
          </table:table-cell>
          <table:table-cell office:value-type="float" office:value="0.130232" calcext:value-type="float">
            <text:p>0.130232</text:p>
          </table:table-cell>
          <table:table-cell table:formula="of:=[.D3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8" calcext:value-type="float">
            <text:p>0.124978</text:p>
          </table:table-cell>
          <table:table-cell office:value-type="float" office:value="0.13023" calcext:value-type="float">
            <text:p>0.13023</text:p>
          </table:table-cell>
          <table:table-cell table:formula="of:=[.D3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39" calcext:value-type="float">
            <text:p>0.128739</text:p>
          </table:table-cell>
          <table:table-cell table:formula="of:=[.D3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7" calcext:value-type="float">
            <text:p>0.124977</text:p>
          </table:table-cell>
          <table:table-cell office:value-type="float" office:value="0.130207" calcext:value-type="float">
            <text:p>0.130207</text:p>
          </table:table-cell>
          <table:table-cell table:formula="of:=[.D3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882" calcext:value-type="float">
            <text:p>0.124882</text:p>
          </table:table-cell>
          <table:table-cell office:value-type="float" office:value="0.130207" calcext:value-type="float">
            <text:p>0.130207</text:p>
          </table:table-cell>
          <table:table-cell table:formula="of:=[.D3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207" calcext:value-type="float">
            <text:p>0.130207</text:p>
          </table:table-cell>
          <table:table-cell table:formula="of:=[.D3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3439" calcext:value-type="float">
            <text:p>0.123439</text:p>
          </table:table-cell>
          <table:table-cell office:value-type="float" office:value="0.130207" calcext:value-type="float">
            <text:p>0.130207</text:p>
          </table:table-cell>
          <table:table-cell table:formula="of:=[.D3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7" calcext:value-type="float">
            <text:p>0.124977</text:p>
          </table:table-cell>
          <table:table-cell office:value-type="float" office:value="0.12798" calcext:value-type="float">
            <text:p>0.12798</text:p>
          </table:table-cell>
          <table:table-cell table:formula="of:=[.D4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45" calcext:value-type="float">
            <text:p>0.128745</text:p>
          </table:table-cell>
          <table:table-cell table:formula="of:=[.D4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7" calcext:value-type="float">
            <text:p>0.130207</text:p>
          </table:table-cell>
          <table:table-cell table:formula="of:=[.D4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28227" calcext:value-type="float">
            <text:p>0.128227</text:p>
          </table:table-cell>
          <table:table-cell table:formula="of:=[.D4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2" calcext:value-type="float">
            <text:p>0.127262</text:p>
          </table:table-cell>
          <table:table-cell office:value-type="float" office:value="0.128737" calcext:value-type="float">
            <text:p>0.128737</text:p>
          </table:table-cell>
          <table:table-cell table:formula="of:=[.D4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" calcext:value-type="float">
            <text:p>0.12642</text:p>
          </table:table-cell>
          <table:table-cell office:value-type="float" office:value="0.130226" calcext:value-type="float">
            <text:p>0.130226</text:p>
          </table:table-cell>
          <table:table-cell table:formula="of:=[.D4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8" calcext:value-type="float">
            <text:p>0.124978</text:p>
          </table:table-cell>
          <table:table-cell office:value-type="float" office:value="0.128225" calcext:value-type="float">
            <text:p>0.128225</text:p>
          </table:table-cell>
          <table:table-cell table:formula="of:=[.D4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208" calcext:value-type="float">
            <text:p>0.130208</text:p>
          </table:table-cell>
          <table:table-cell table:formula="of:=[.D4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185" calcext:value-type="float">
            <text:p>0.125185</text:p>
          </table:table-cell>
          <table:table-cell office:value-type="float" office:value="0.128739" calcext:value-type="float">
            <text:p>0.128739</text:p>
          </table:table-cell>
          <table:table-cell table:formula="of:=[.D4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7" calcext:value-type="float">
            <text:p>0.124977</text:p>
          </table:table-cell>
          <table:table-cell office:value-type="float" office:value="0.130207" calcext:value-type="float">
            <text:p>0.130207</text:p>
          </table:table-cell>
          <table:table-cell table:formula="of:=[.D4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911" calcext:value-type="float">
            <text:p>0.130911</text:p>
          </table:table-cell>
          <table:table-cell table:formula="of:=[.D5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79" calcext:value-type="float">
            <text:p>0.127079</text:p>
          </table:table-cell>
          <table:table-cell office:value-type="float" office:value="0.129448" calcext:value-type="float">
            <text:p>0.129448</text:p>
          </table:table-cell>
          <table:table-cell table:formula="of:=[.D5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882" calcext:value-type="float">
            <text:p>0.124882</text:p>
          </table:table-cell>
          <table:table-cell office:value-type="float" office:value="0.129447" calcext:value-type="float">
            <text:p>0.129447</text:p>
          </table:table-cell>
          <table:table-cell table:formula="of:=[.D5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17" calcext:value-type="float">
            <text:p>0.126417</text:p>
          </table:table-cell>
          <table:table-cell office:value-type="float" office:value="0.129442" calcext:value-type="float">
            <text:p>0.129442</text:p>
          </table:table-cell>
          <table:table-cell table:formula="of:=[.D5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961" calcext:value-type="float">
            <text:p>0.125961</text:p>
          </table:table-cell>
          <table:table-cell office:value-type="float" office:value="0.130229" calcext:value-type="float">
            <text:p>0.130229</text:p>
          </table:table-cell>
          <table:table-cell table:formula="of:=[.D5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542" calcext:value-type="float">
            <text:p>0.125542</text:p>
          </table:table-cell>
          <table:table-cell office:value-type="float" office:value="0.128766" calcext:value-type="float">
            <text:p>0.128766</text:p>
          </table:table-cell>
          <table:table-cell table:formula="of:=[.D5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27982" calcext:value-type="float">
            <text:p>0.127982</text:p>
          </table:table-cell>
          <table:table-cell table:formula="of:=[.D5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547" calcext:value-type="float">
            <text:p>0.126547</text:p>
          </table:table-cell>
          <table:table-cell office:value-type="float" office:value="0.129445" calcext:value-type="float">
            <text:p>0.129445</text:p>
          </table:table-cell>
          <table:table-cell table:formula="of:=[.D5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234" calcext:value-type="float">
            <text:p>0.124234</text:p>
          </table:table-cell>
          <table:table-cell office:value-type="float" office:value="0.130207" calcext:value-type="float">
            <text:p>0.130207</text:p>
          </table:table-cell>
          <table:table-cell table:formula="of:=[.D5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911" calcext:value-type="float">
            <text:p>0.130911</text:p>
          </table:table-cell>
          <table:table-cell table:formula="of:=[.D5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98" calcext:value-type="float">
            <text:p>0.126498</text:p>
          </table:table-cell>
          <table:table-cell office:value-type="float" office:value="0.129445" calcext:value-type="float">
            <text:p>0.129445</text:p>
          </table:table-cell>
          <table:table-cell table:formula="of:=[.D6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54" calcext:value-type="float">
            <text:p>0.12554</text:p>
          </table:table-cell>
          <table:table-cell office:value-type="float" office:value="0.130229" calcext:value-type="float">
            <text:p>0.130229</text:p>
          </table:table-cell>
          <table:table-cell table:formula="of:=[.D6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55" calcext:value-type="float">
            <text:p>0.12655</text:p>
          </table:table-cell>
          <table:table-cell office:value-type="float" office:value="0.129448" calcext:value-type="float">
            <text:p>0.129448</text:p>
          </table:table-cell>
          <table:table-cell table:formula="of:=[.D6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185" calcext:value-type="float">
            <text:p>0.125185</text:p>
          </table:table-cell>
          <table:table-cell office:value-type="float" office:value="0.130205" calcext:value-type="float">
            <text:p>0.130205</text:p>
          </table:table-cell>
          <table:table-cell table:formula="of:=[.D6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19" calcext:value-type="float">
            <text:p>0.127019</text:p>
          </table:table-cell>
          <table:table-cell office:value-type="float" office:value="0.130226" calcext:value-type="float">
            <text:p>0.130226</text:p>
          </table:table-cell>
          <table:table-cell table:formula="of:=[.D6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004" calcext:value-type="float">
            <text:p>0.124004</text:p>
          </table:table-cell>
          <table:table-cell office:value-type="float" office:value="0.129448" calcext:value-type="float">
            <text:p>0.129448</text:p>
          </table:table-cell>
          <table:table-cell table:formula="of:=[.D6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58" calcext:value-type="float">
            <text:p>0.127958</text:p>
          </table:table-cell>
          <table:table-cell office:value-type="float" office:value="0.130207" calcext:value-type="float">
            <text:p>0.130207</text:p>
          </table:table-cell>
          <table:table-cell table:formula="of:=[.D6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185" calcext:value-type="float">
            <text:p>0.125185</text:p>
          </table:table-cell>
          <table:table-cell office:value-type="float" office:value="0.128739" calcext:value-type="float">
            <text:p>0.128739</text:p>
          </table:table-cell>
          <table:table-cell table:formula="of:=[.D6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75" calcext:value-type="float">
            <text:p>0.126475</text:p>
          </table:table-cell>
          <table:table-cell office:value-type="float" office:value="0.130207" calcext:value-type="float">
            <text:p>0.130207</text:p>
          </table:table-cell>
          <table:table-cell table:formula="of:=[.D6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28739" calcext:value-type="float">
            <text:p>0.128739</text:p>
          </table:table-cell>
          <table:table-cell table:formula="of:=[.D6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7" calcext:value-type="float">
            <text:p>0.130207</text:p>
          </table:table-cell>
          <table:table-cell table:formula="of:=[.D7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3475" calcext:value-type="float">
            <text:p>0.123475</text:p>
          </table:table-cell>
          <table:table-cell office:value-type="float" office:value="0.130207" calcext:value-type="float">
            <text:p>0.130207</text:p>
          </table:table-cell>
          <table:table-cell table:formula="of:=[.D7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29" calcext:value-type="float">
            <text:p>0.127029</text:p>
          </table:table-cell>
          <table:table-cell office:value-type="float" office:value="0.130229" calcext:value-type="float">
            <text:p>0.130229</text:p>
          </table:table-cell>
          <table:table-cell table:formula="of:=[.D7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8" calcext:value-type="float">
            <text:p>0.124978</text:p>
          </table:table-cell>
          <table:table-cell office:value-type="float" office:value="0.129448" calcext:value-type="float">
            <text:p>0.129448</text:p>
          </table:table-cell>
          <table:table-cell table:formula="of:=[.D7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882" calcext:value-type="float">
            <text:p>0.124882</text:p>
          </table:table-cell>
          <table:table-cell office:value-type="float" office:value="0.12798" calcext:value-type="float">
            <text:p>0.12798</text:p>
          </table:table-cell>
          <table:table-cell table:formula="of:=[.D7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2" calcext:value-type="float">
            <text:p>0.126422</text:p>
          </table:table-cell>
          <table:table-cell office:value-type="float" office:value="0.130229" calcext:value-type="float">
            <text:p>0.130229</text:p>
          </table:table-cell>
          <table:table-cell table:formula="of:=[.D7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29448" calcext:value-type="float">
            <text:p>0.129448</text:p>
          </table:table-cell>
          <table:table-cell table:formula="of:=[.D7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723" calcext:value-type="float">
            <text:p>0.126723</text:p>
          </table:table-cell>
          <table:table-cell office:value-type="float" office:value="0.129447" calcext:value-type="float">
            <text:p>0.129447</text:p>
          </table:table-cell>
          <table:table-cell table:formula="of:=[.D7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678" calcext:value-type="float">
            <text:p>0.125678</text:p>
          </table:table-cell>
          <table:table-cell office:value-type="float" office:value="0.130911" calcext:value-type="float">
            <text:p>0.130911</text:p>
          </table:table-cell>
          <table:table-cell table:formula="of:=[.D7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012" calcext:value-type="float">
            <text:p>0.125012</text:p>
          </table:table-cell>
          <table:table-cell office:value-type="float" office:value="0.130204" calcext:value-type="float">
            <text:p>0.130204</text:p>
          </table:table-cell>
          <table:table-cell table:formula="of:=[.D7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" calcext:value-type="float">
            <text:p>0.12642</text:p>
          </table:table-cell>
          <table:table-cell office:value-type="float" office:value="0.130207" calcext:value-type="float">
            <text:p>0.130207</text:p>
          </table:table-cell>
          <table:table-cell table:formula="of:=[.D8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61" calcext:value-type="float">
            <text:p>0.127961</text:p>
          </table:table-cell>
          <table:table-cell office:value-type="float" office:value="0.128739" calcext:value-type="float">
            <text:p>0.128739</text:p>
          </table:table-cell>
          <table:table-cell table:formula="of:=[.D8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3475" calcext:value-type="float">
            <text:p>0.123475</text:p>
          </table:table-cell>
          <table:table-cell office:value-type="float" office:value="0.130207" calcext:value-type="float">
            <text:p>0.130207</text:p>
          </table:table-cell>
          <table:table-cell table:formula="of:=[.D8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3475" calcext:value-type="float">
            <text:p>0.123475</text:p>
          </table:table-cell>
          <table:table-cell office:value-type="float" office:value="0.13023" calcext:value-type="float">
            <text:p>0.13023</text:p>
          </table:table-cell>
          <table:table-cell table:formula="of:=[.D8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30285" calcext:value-type="float">
            <text:p>0.130285</text:p>
          </table:table-cell>
          <table:table-cell office:value-type="float" office:value="0.130207" calcext:value-type="float">
            <text:p>0.130207</text:p>
          </table:table-cell>
          <table:table-cell table:formula="of:=[.D8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8" calcext:value-type="float">
            <text:p>0.124978</text:p>
          </table:table-cell>
          <table:table-cell office:value-type="float" office:value="0.129448" calcext:value-type="float">
            <text:p>0.129448</text:p>
          </table:table-cell>
          <table:table-cell table:formula="of:=[.D8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899" calcext:value-type="float">
            <text:p>0.127899</text:p>
          </table:table-cell>
          <table:table-cell office:value-type="float" office:value="0.130207" calcext:value-type="float">
            <text:p>0.130207</text:p>
          </table:table-cell>
          <table:table-cell table:formula="of:=[.D8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23" calcext:value-type="float">
            <text:p>0.127923</text:p>
          </table:table-cell>
          <table:table-cell office:value-type="float" office:value="0.129442" calcext:value-type="float">
            <text:p>0.129442</text:p>
          </table:table-cell>
          <table:table-cell table:formula="of:=[.D8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079" calcext:value-type="float">
            <text:p>0.127079</text:p>
          </table:table-cell>
          <table:table-cell office:value-type="float" office:value="0.129445" calcext:value-type="float">
            <text:p>0.129445</text:p>
          </table:table-cell>
          <table:table-cell table:formula="of:=[.D8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3442" calcext:value-type="float">
            <text:p>0.123442</text:p>
          </table:table-cell>
          <table:table-cell office:value-type="float" office:value="0.128764" calcext:value-type="float">
            <text:p>0.128764</text:p>
          </table:table-cell>
          <table:table-cell table:formula="of:=[.D8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724" calcext:value-type="float">
            <text:p>0.124724</text:p>
          </table:table-cell>
          <table:table-cell office:value-type="float" office:value="0.129448" calcext:value-type="float">
            <text:p>0.129448</text:p>
          </table:table-cell>
          <table:table-cell table:formula="of:=[.D9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88" calcext:value-type="float">
            <text:p>0.1288</text:p>
          </table:table-cell>
          <table:table-cell office:value-type="float" office:value="0.130223" calcext:value-type="float">
            <text:p>0.130223</text:p>
          </table:table-cell>
          <table:table-cell table:formula="of:=[.D9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552" calcext:value-type="float">
            <text:p>0.127552</text:p>
          </table:table-cell>
          <table:table-cell office:value-type="float" office:value="0.128625" calcext:value-type="float">
            <text:p>0.128625</text:p>
          </table:table-cell>
          <table:table-cell table:formula="of:=[.D9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49" calcext:value-type="float">
            <text:p>0.12549</text:p>
          </table:table-cell>
          <table:table-cell office:value-type="float" office:value="0.130207" calcext:value-type="float">
            <text:p>0.130207</text:p>
          </table:table-cell>
          <table:table-cell table:formula="of:=[.D9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2" calcext:value-type="float">
            <text:p>0.127262</text:p>
          </table:table-cell>
          <table:table-cell office:value-type="float" office:value="0.130223" calcext:value-type="float">
            <text:p>0.130223</text:p>
          </table:table-cell>
          <table:table-cell table:formula="of:=[.D9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884" calcext:value-type="float">
            <text:p>0.124884</text:p>
          </table:table-cell>
          <table:table-cell office:value-type="float" office:value="0.130221" calcext:value-type="float">
            <text:p>0.130221</text:p>
          </table:table-cell>
          <table:table-cell table:formula="of:=[.D9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537" calcext:value-type="float">
            <text:p>0.125537</text:p>
          </table:table-cell>
          <table:table-cell office:value-type="float" office:value="0.129448" calcext:value-type="float">
            <text:p>0.129448</text:p>
          </table:table-cell>
          <table:table-cell table:formula="of:=[.D9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58" calcext:value-type="float">
            <text:p>0.127958</text:p>
          </table:table-cell>
          <table:table-cell office:value-type="float" office:value="0.127979" calcext:value-type="float">
            <text:p>0.127979</text:p>
          </table:table-cell>
          <table:table-cell table:formula="of:=[.D9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185" calcext:value-type="float">
            <text:p>0.125185</text:p>
          </table:table-cell>
          <table:table-cell office:value-type="float" office:value="0.128743" calcext:value-type="float">
            <text:p>0.128743</text:p>
          </table:table-cell>
          <table:table-cell table:formula="of:=[.D9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554" calcext:value-type="float">
            <text:p>0.12554</text:p>
          </table:table-cell>
          <table:table-cell office:value-type="float" office:value="0.127986" calcext:value-type="float">
            <text:p>0.127986</text:p>
          </table:table-cell>
          <table:table-cell table:formula="of:=[.D9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2" calcext:value-type="float">
            <text:p>0.127262</text:p>
          </table:table-cell>
          <table:table-cell office:value-type="float" office:value="0.128737" calcext:value-type="float">
            <text:p>0.128737</text:p>
          </table:table-cell>
          <table:table-cell table:formula="of:=[.D10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42" calcext:value-type="float">
            <text:p>0.12642</text:p>
          </table:table-cell>
          <table:table-cell office:value-type="float" office:value="0.130226" calcext:value-type="float">
            <text:p>0.130226</text:p>
          </table:table-cell>
          <table:table-cell table:formula="of:=[.D10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61" calcext:value-type="float">
            <text:p>0.127961</text:p>
          </table:table-cell>
          <table:table-cell office:value-type="float" office:value="0.129448" calcext:value-type="float">
            <text:p>0.129448</text:p>
          </table:table-cell>
          <table:table-cell table:formula="of:=[.D10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262" calcext:value-type="float">
            <text:p>0.127262</text:p>
          </table:table-cell>
          <table:table-cell office:value-type="float" office:value="0.128737" calcext:value-type="float">
            <text:p>0.128737</text:p>
          </table:table-cell>
          <table:table-cell table:formula="of:=[.D10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4977" calcext:value-type="float">
            <text:p>0.124977</text:p>
          </table:table-cell>
          <table:table-cell office:value-type="float" office:value="0.128739" calcext:value-type="float">
            <text:p>0.128739</text:p>
          </table:table-cell>
          <table:table-cell table:formula="of:=[.D10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6515" calcext:value-type="float">
            <text:p>0.126515</text:p>
          </table:table-cell>
          <table:table-cell office:value-type="float" office:value="0.129447" calcext:value-type="float">
            <text:p>0.129447</text:p>
          </table:table-cell>
          <table:table-cell table:formula="of:=[.D10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27951" calcext:value-type="float">
            <text:p>0.127951</text:p>
          </table:table-cell>
          <table:table-cell office:value-type="float" office:value="0.129447" calcext:value-type="float">
            <text:p>0.129447</text:p>
          </table:table-cell>
          <table:table-cell table:formula="of:=[.D10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 calcext:value-type="string">
            <text:p>Media: </text:p>
          </table:table-cell>
          <table:table-cell table:style-name="ce1" table:formula="of:=MEDIAN([.B2:.B107])" office:value-type="float" office:value="0.1259885" calcext:value-type="float">
            <text:p>0.1259885</text:p>
          </table:table-cell>
          <table:table-cell table:style-name="ce1" table:formula="of:=MEDIAN([.C2:.C107])" office:value-type="float" office:value="0.130205" calcext:value-type="float">
            <text:p>0.1302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20:30:56.93904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6T20:50:13.178051845</dc:date>
    <meta:editing-duration>PT28M50S</meta:editing-duration>
    <meta:editing-cycles>6</meta:editing-cycles>
    <meta:document-statistic meta:table-count="1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36cm" svg:height="16.738cm" xlink:href=".." xlink:type="simple" chart:class="chart:line" chart:style-name="ch1">
        <chart:title svg:x="11.214cm" svg:y="0.469cm" chart:style-name="ch2">
          <text:p>Estimación Altura</text:p>
        </chart:title>
        <chart:subtitle svg:x="13.186cm" svg:y="1.742cm" chart:style-name="ch3">
          <text:p>Jugo</text:p>
        </chart:subtitle>
        <chart:legend chart:legend-position="end" svg:x="24.993cm" svg:y="7.584cm" style:legend-expansion="high" chart:style-name="ch4"/>
        <chart:plot-area chart:style-name="ch5" table:cell-range-address="height_juice.B1:height_juice.D107" chart:data-source-has-labels="row" svg:x="1.746cm" svg:y="2.733cm" svg:width="22.7cm" svg:height="12.502cm">
          <chartooo:coordinate-region svg:x="2.738cm" svg:y="2.874cm" svg:width="21.571cm" svg:height="11.332cm"/>
          <chart:axis chart:dimension="x" chart:name="primary-x" chart:style-name="ch6">
            <chart:title svg:x="12.244cm" svg:y="15.569cm" chart:style-name="ch7">
              <text:p>Eventos</text:p>
            </chart:title>
          </chart:axis>
          <chart:axis chart:dimension="y" chart:name="primary-y" chart:style-name="ch6">
            <chart:title svg:x="0.451cm" svg:y="9.96cm" chart:style-name="ch8">
              <text:p>Altura [m]</text:p>
            </chart:title>
            <chart:grid chart:style-name="ch9" chart:class="major"/>
          </chart:axis>
          <chart:series chart:style-name="ch10" chart:values-cell-range-address="height_juice.B2:height_juice.B107" chart:label-cell-address="height_juice.B1:height_juice.B1" chart:class="chart:line">
            <chart:data-point chart:repeated="106"/>
          </chart:series>
          <chart:series chart:style-name="ch11" chart:values-cell-range-address="height_juice.C2:height_juice.C107" chart:label-cell-address="height_juice.C1:height_juice.C1" chart:class="chart:line">
            <chart:data-point chart:repeated="106"/>
          </chart:series>
          <chart:series chart:style-name="ch12" chart:values-cell-range-address="height_juice.D2:height_juice.D107" chart:label-cell-address="height_juice.D1:height_juice.D1" chart:class="chart:line">
            <chart:data-point chart:repeated="10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juice.B1:height_juice.B1</svg:desc>
                </draw:g>
              </table:table-cell>
              <table:table-cell office:value-type="string">
                <text:p>Previo</text:p>
                <draw:g>
                  <svg:desc>height_juice.C1:height_juice.C1</svg:desc>
                </draw:g>
              </table:table-cell>
              <table:table-cell office:value-type="string">
                <text:p>Ideal</text:p>
                <draw:g>
                  <svg:desc>height_juice.D1:height_jui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542">
                <text:p>0.125542</text:p>
                <draw:g>
                  <svg:desc>height_juice.B2:height_juice.B107</svg:desc>
                </draw:g>
              </table:table-cell>
              <table:table-cell office:value-type="float" office:value="0.130224">
                <text:p>0.130224</text:p>
                <draw:g>
                  <svg:desc>height_juice.C2:height_juice.C107</svg:desc>
                </draw:g>
              </table:table-cell>
              <table:table-cell office:value-type="float" office:value="0.15">
                <text:p>0.15</text:p>
                <draw:g>
                  <svg:desc>height_juice.D2:height_juice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439">
                <text:p>0.1234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4984">
                <text:p>0.124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957">
                <text:p>0.12795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923">
                <text:p>0.124923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884">
                <text:p>0.12488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539">
                <text:p>0.125539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4002">
                <text:p>0.124002</text:p>
              </table:table-cell>
              <table:table-cell office:value-type="float" office:value="0.130213">
                <text:p>0.1302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028">
                <text:p>0.127028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6671">
                <text:p>0.12667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368">
                <text:p>0.12636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55">
                <text:p>0.12655</text:p>
              </table:table-cell>
              <table:table-cell office:value-type="float" office:value="0.128759">
                <text:p>0.1287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5185">
                <text:p>0.125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554">
                <text:p>0.12554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037">
                <text:p>0.127037</text:p>
              </table:table-cell>
              <table:table-cell office:value-type="float" office:value="0.130224">
                <text:p>0.1302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5676">
                <text:p>0.125676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88">
                <text:p>0.128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77">
                <text:p>0.124977</text:p>
              </table:table-cell>
              <table:table-cell office:value-type="float" office:value="0.128646">
                <text:p>0.1286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8747">
                <text:p>0.12874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7262">
                <text:p>0.12726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4884">
                <text:p>0.12488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7263">
                <text:p>0.127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723">
                <text:p>0.126723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6016">
                <text:p>0.126016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984">
                <text:p>0.124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649">
                <text:p>0.1236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639">
                <text:p>0.1256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7263">
                <text:p>0.127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8">
                <text:p>0.1288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079">
                <text:p>0.127079</text:p>
              </table:table-cell>
              <table:table-cell office:value-type="float" office:value="0.130232">
                <text:p>0.1302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4978">
                <text:p>0.124978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977">
                <text:p>0.124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882">
                <text:p>0.12488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3439">
                <text:p>0.12343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977">
                <text:p>0.12497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45">
                <text:p>0.1287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012">
                <text:p>0.125012</text:p>
              </table:table-cell>
              <table:table-cell office:value-type="float" office:value="0.128227">
                <text:p>0.1282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7262">
                <text:p>0.127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642">
                <text:p>0.12642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4978">
                <text:p>0.124978</text:p>
              </table:table-cell>
              <table:table-cell office:value-type="float" office:value="0.128225">
                <text:p>0.128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5185">
                <text:p>0.125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4977">
                <text:p>0.124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7079">
                <text:p>0.127079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4882">
                <text:p>0.124882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6417">
                <text:p>0.126417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5961">
                <text:p>0.125961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542">
                <text:p>0.12554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422">
                <text:p>0.126422</text:p>
              </table:table-cell>
              <table:table-cell office:value-type="float" office:value="0.127982">
                <text:p>0.1279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6547">
                <text:p>0.12654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4234">
                <text:p>0.12423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6498">
                <text:p>0.126498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54">
                <text:p>0.12554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655">
                <text:p>0.12655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5185">
                <text:p>0.125185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7019">
                <text:p>0.127019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4004">
                <text:p>0.12400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7958">
                <text:p>0.127958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5185">
                <text:p>0.125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6475">
                <text:p>0.126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6422">
                <text:p>0.126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3475">
                <text:p>0.123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7029">
                <text:p>0.127029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4978">
                <text:p>0.124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4882">
                <text:p>0.124882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6422">
                <text:p>0.126422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5012">
                <text:p>0.125012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6723">
                <text:p>0.126723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5678">
                <text:p>0.12567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5012">
                <text:p>0.125012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642">
                <text:p>0.1264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7961">
                <text:p>0.127961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3475">
                <text:p>0.123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3475">
                <text:p>0.123475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0285">
                <text:p>0.1302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4978">
                <text:p>0.124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7899">
                <text:p>0.12789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7923">
                <text:p>0.127923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7079">
                <text:p>0.127079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3442">
                <text:p>0.123442</text:p>
              </table:table-cell>
              <table:table-cell office:value-type="float" office:value="0.128764">
                <text:p>0.1287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4724">
                <text:p>0.12472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88">
                <text:p>0.128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7552">
                <text:p>0.127552</text:p>
              </table:table-cell>
              <table:table-cell office:value-type="float" office:value="0.128625">
                <text:p>0.1286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549">
                <text:p>0.125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7262">
                <text:p>0.127262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4884">
                <text:p>0.124884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5537">
                <text:p>0.12553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7958">
                <text:p>0.127958</text:p>
              </table:table-cell>
              <table:table-cell office:value-type="float" office:value="0.127979">
                <text:p>0.127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5185">
                <text:p>0.125185</text:p>
              </table:table-cell>
              <table:table-cell office:value-type="float" office:value="0.128743">
                <text:p>0.1287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554">
                <text:p>0.12554</text:p>
              </table:table-cell>
              <table:table-cell office:value-type="float" office:value="0.127986">
                <text:p>0.1279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7262">
                <text:p>0.127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642">
                <text:p>0.12642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7961">
                <text:p>0.127961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7262">
                <text:p>0.127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977">
                <text:p>0.12497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6515">
                <text:p>0.126515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7951">
                <text:p>0.12795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